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P30" style:parent-style-name="Standard" style:family="paragraph">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P37" style:parent-style-name="Standard" style:family="paragraph">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P45" style:parent-style-name="Standard" style:family="paragraph">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P59" style:parent-style-name="Standard" style:family="paragraph">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P67" style:parent-style-name="Standard" style:family="paragraph">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Standard" style:family="paragraph">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did it difficult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did the data churn afftact your business</text:span><text:span text:style-name="T20">?</text:span></text:p>
      <text:p text:style-name="Standard"><text:span text:style-name="T21">HU:</text:span><text:span text:style-name="T22"><text:s/>It does not affect us much. We have trained a team of five people on how to use Data Churn effectively.</text:span></text:p>
      <text:p text:style-name="P23"/>
      <text:p text:style-name="Standard"><text:span text:style-name="T24">C</text:span><text:span text:style-name="T25">D:</text:span><text:span text:style-name="T26"><text:s text:c="2"/>did it impact if one of your member left the organisation</text:span><text:span text:style-name="T27">?</text:span></text:p>
      <text:p text:style-name="Standard"><text:span text:style-name="T28">HU:</text:span><text:span text:style-name="T29"><text:s/>Not much. The requests pile up only when one of the five members quits our organisation and we are waiting for a new member to be trained on Data Churn.</text:span></text:p>
      <text:p text:style-name="P30"/>
      <text:p text:style-name="Standard"><text:span text:style-name="T31">CD:</text:span><text:span text:style-name="T32"><text:s text:c="2"/>may be your team member don’t like data churn</text:span><text:span text:style-name="T33">?</text:span></text:p>
      <text:p text:style-name="Standard"><text:span text:style-name="T34">HU:</text:span><text:span text:style-name="T35"><text:s/>Yes, our team members certainly do not like using<text:s/></text:span><text:span text:style-name="T36">Data Churn and tend to quit within 12–18 months.</text:span></text:p>
      <text:p text:style-name="P37"/>
      <text:p text:style-name="Standard"><text:span text:style-name="T38">CD:</text:span><text:span text:style-name="T39"><text:s/>what is the duration and training cost<text:s/></text:span><text:span text:style-name="T40">?</text:span></text:p>
      <text:p text:style-name="Standard"><text:span text:style-name="T41">HU:</text:span><text:span text:style-name="T42"><text:s/>It takes 4–6 weeks of training for a new team member to use Data Churn competently. So, that is at least 1.5 months of salary incurred as training cost. In addition to that, we also ma</text:span><text:span text:style-name="T43">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44">e have trained six new members because of employee attrition.</text:span></text:p>
      <text:p text:style-name="P45"/>
      <text:p text:style-name="Standard"><text:span text:style-name="T46">CD:</text:span><text:span text:style-name="T47"><text:s/>did the data churn provide the services also, if yes what’s they are charging</text:span><text:span text:style-name="T48">?</text:span></text:p>
      <text:p text:style-name="Standard"><text:span text:style-name="T49">HU:</text:span><text:span text:style-name="T50"><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51"><text:s/>about three times what we pay our team members. So, we either use that option to handle heavy workloads when we are short-handed, or we pay overtime for the existing trained team members.</text:span></text:p>
      <text:p text:style-name="P52"/>
      <text:p text:style-name="Standard"><text:span text:style-name="T53">CD:</text:span><text:span text:style-name="T54"><text:s/>is your overtime pay rate is double</text:span><text:span text:style-name="T55">?</text:span></text:p>
      <text:p text:style-name="Standard"><text:span text:style-name="T56">HD:</text:span><text:span text:style-name="T57"><text:s/>Yes, our overtime pay rate is do</text:span><text:span text:style-name="T58">uble the normal salary. But even with overtime pay, the existing team members are not willing to do the extra work, which leads to further attrition.</text:span></text:p>
      <text:p text:style-name="P59"/>
      <text:p text:style-name="Standard"><text:span text:style-name="T60">CD:</text:span><text:span text:style-name="T61"><text:s/>Got it. But when you employ contractors from Data Churn, who do not know your data as well as your te</text:span><text:span text:style-name="T62">am members, does that not affect the quality of the work?</text:span></text:p>
      <text:p text:style-name="Standard"><text:span text:style-name="T63">HU:</text:span><text:span text:style-name="T64"><text:s/>Absolutely, data knowledge is key to our work. So, when we employ Data Churn<text:s/></text:span><text:soft-page-break/><text:span text:style-name="T65">contractors, the quality of their analysis and insights is not as good as what our team members would produce because</text:span><text:span text:style-name="T66"><text:s/>the former do not have in-depth knowledge of our data. Because of this, our existing team members need to <text:s/>review their work, which leads to duplication of effort.</text:span></text:p>
      <text:p text:style-name="P67"/>
      <text:p text:style-name="Standard"><text:span text:style-name="T68">CD:</text:span><text:span text:style-name="T69"><text:s/>did you get any escalation ?</text:span></text:p>
      <text:p text:style-name="Standard"><text:span text:style-name="T70">HU:</text:span><text:span text:style-name="T71"><text:s/>Tell me about it! I keep getting escalations every other day fro</text:span><text:span text:style-name="T72">m the heads of various departments that my team is not functioning optimally. I wish I could get some peace of mind at times. Data Churn is certainly not helping our case!</text:span></text:p>
      <text:p text:style-name="P73"/>
      <text:p text:style-name="Standard"><text:span text:style-name="T74">CD:</text:span><text:span text:style-name="T75"><text:s text:c="2"/>did data fire work well for your organization<text:s/></text:span><text:span text:style-name="T76">?</text:span></text:p>
      <text:p text:style-name="Standard"><text:span text:style-name="T77">HU:</text:span><text:span text:style-name="T78"><text:s/>It definitely does. Our business is b</text:span><text:span text:style-name="T79">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80">how their marketing campaign was delayed by more than two weeks during the peak season because my team could not share insights on which stores are to be targeted for the campaign.</text:span></text:p>
      <text:p text:style-name="P81"/>
      <text:p text:style-name="Standard"><text:span text:style-name="T82">CD:</text:span><text:span text:style-name="T83"><text:s/>It sounds like Data Churn is causing employee attrition, high training</text:span><text:span text:style-name="T84"><text:s/>costs, high overtime costs, high contractor costs, low-quality output, duplication of effort and delays, thus affecting critical business decisions. Is that a fair summary?</text:span></text:p>
      <text:p text:style-name="Standard"><text:span text:style-name="T85">HU:</text:span><text:span text:style-name="T86"><text:s/>Looks l</text:span><text:span text:style-name="T87">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u</meta:initial-creator>
    <dc:creator>Windows User</dc:creator>
    <meta:creation-date>2022-06-05T19:44:00Z</meta:creation-date>
    <dc:date>2022-06-05T20:11:00Z</dc:date>
    <meta:template xlink:href="Normal" xlink:type="simple"/>
    <meta:editing-cycles>1</meta:editing-cycles>
    <meta:editing-duration>PT900S</meta:editing-duration>
    <meta:document-statistic meta:page-count="2" meta:paragraph-count="7" meta:word-count="588" meta:character-count="3938" meta:row-count="27" meta:non-whitespace-character-count="3357"/>
  </office:meta>
</office:document-meta>
</file>